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1.8693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46in"/>
    </style:style>
    <style:style style:name="co8" style:family="table-column">
      <style:table-column-properties fo:break-before="auto" style:column-width="0.6783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55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2.5874in"/>
    </style:style>
    <style:style style:name="co14" style:family="table-column">
      <style:table-column-properties fo:break-before="auto" style:column-width="0.342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der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4" table:default-cell-style-name="ce3"/>
        <table:table-column table:style-name="co13" table:default-cell-style-name="ce4"/>
        <table:table-column table:style-name="co14" table:default-cell-style-name="Default"/>
        <table:table-column table:style-name="co15" table:number-columns-repeated="8" table:default-cell-style-name="Default"/>
        <table:table-row table:style-name="ro1"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customer_name</text:p>
          </table:table-cell>
          <table:table-cell table:style-name="ce1" office:value-type="string" calcext:value-type="string">
            <text:p>total_pallets</text:p>
          </table:table-cell>
          <table:table-cell table:style-name="ce1" office:value-type="string" calcext:value-type="string">
            <text:p>eta</text:p>
          </table:table-cell>
          <table:table-cell table:style-name="ce1" office:value-type="string" calcext:value-type="string">
            <text:p>ready_date</text:p>
          </table:table-cell>
          <table:table-cell table:style-name="ce1" office:value-type="string" calcext:value-type="string">
            <text:p>packed_by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box_size</text:p>
          </table:table-cell>
          <table:table-cell table:style-name="ce1" office:value-type="string" calcext:value-type="string">
            <text:p>box_qty</text:p>
          </table:table-cell>
          <table:table-cell table:style-name="ce1" office:value-type="string" calcext:value-type="string">
            <text:p>total_lbs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top_color</text:p>
          </table:table-cell>
          <table:table-cell table:style-name="ce1" office:value-type="string" calcext:value-type="string">
            <text:p>pallets</text:p>
          </table:table-cell>
          <table:table-cell table:style-name="ce1" office:value-type="string" calcext:value-type="string">
            <text:p>cases</text:p>
          </table:table-cell>
          <table:table-cell table:style-name="ce1" office:value-type="string" calcext:value-type="string">
            <text:p>notes</text:p>
          </table:table-cell>
          <table:table-cell/>
          <table:table-cell office:value-type="string" calcext:value-type="string">
            <text:p>weight</text:p>
          </table:table-cell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grade</text:p>
          </table:table-cell>
          <table:table-cell office:value-type="string" calcext:value-type="string">
            <text:p>total_lbs</text:p>
          </table:table-cell>
          <table:table-cell/>
          <table:table-cell table:number-matrix-columns-spanned="1" table:number-matrix-rows-spanned="9" table:formula="of:=COM.MICROSOFT.UNIQUE([.H:.H])" office:value-type="string" office:string-value="box_size" calcext:value-type="string">
            <text:p>box_size</text:p>
          </table:table-cell>
          <table:table-cell office:value-type="string" calcext:value-type="string">
            <text:p>pallets</text:p>
          </table:table-cell>
        </table:table-row>
        <table:table-row table:style-name="ro1">
          <table:table-cell office:value-type="string" calcext:value-type="string">
            <text:p>GENM001</text:p>
          </table:table-cell>
          <table:table-cell office:value-type="string" calcext:value-type="string">
            <text:p>General Meats</text:p>
          </table:table-cell>
          <table:table-cell office:value-type="float" office:value="8" calcext:value-type="float">
            <text:p>8</text:p>
          </table:table-cell>
          <table:table-cell office:value-type="float" office:value="46045" calcext:value-type="float">
            <text:p>46045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11lb</text:p>
          </table:table-cell>
          <table:table-cell table:formula="of:=VALUE(LEFT([.H2]; FIND(&quot;lb&quot;; [.H2]) - 1))" office:value-type="float" office:value="11" calcext:value-type="float">
            <text:p>11</text:p>
          </table:table-cell>
          <table:table-cell table:formula="of:=([.C2]*COM.MICROSOFT.IFS([.I2]=1; 1 * 1536; [.I2]=2; 2 * 1024; [.I2]= 4; 4 * 448; [.I2]=7; 7 * 260; [.I2]=9; 9 * 220; [.I2]=11; 11 * 200; [.I2]=25; 25 * 96; 1; 0))" office:value-type="float" office:value="17600" calcext:value-type="float">
            <text:p>1760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36" calcext:value-type="float">
            <text:p>1536</text:p>
          </table:table-cell>
          <table:table-cell/>
          <table:table-cell table:number-matrix-columns-spanned="1" table:number-matrix-rows-spanned="3" table:formula="of:=COM.MICROSOFT.UNIQUE([.K2:.K39])" office:value-type="string" office:string-value="Large" calcext:value-type="string">
            <text:p>Large</text:p>
          </table:table-cell>
          <table:table-cell table:formula="of:=SUMIF([.K:.K]; [.T2]; [.J:.J])" office:value-type="float" office:value="284424" calcext:value-type="float">
            <text:p>284424</text:p>
          </table:table-cell>
          <table:table-cell/>
          <table:table-cell office:value-type="string" office:string-value="11lb" calcext:value-type="string">
            <text:p>11lb</text:p>
          </table:table-cell>
          <table:table-cell table:formula="of:=SUMIF([.H:.H]; [.W2]; [.M:.M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GENM001</text:p>
          </table:table-cell>
          <table:table-cell office:value-type="string" calcext:value-type="string">
            <text:p>General Meats</text:p>
          </table:table-cell>
          <table:table-cell office:value-type="float" office:value="8" calcext:value-type="float">
            <text:p>8</text:p>
          </table:table-cell>
          <table:table-cell office:value-type="float" office:value="46045" calcext:value-type="float">
            <text:p>46045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4lb</text:p>
          </table:table-cell>
          <table:table-cell table:formula="of:=VALUE(LEFT([.H3]; FIND(&quot;lb&quot;; [.H3]) - 1))" office:value-type="float" office:value="4" calcext:value-type="float">
            <text:p>4</text:p>
          </table:table-cell>
          <table:table-cell table:formula="of:=([.C3]*COM.MICROSOFT.IFS([.I3]=1; 1 * 1536; [.I3]=2; 2 * 1024; [.I3]= 4; 4 * 448; [.I3]=7; 7 * 260; [.I3]=9; 9 * 220; [.I3]=11; 11 * 200; [.I3]=25; 25 * 96; 1; 0))" office:value-type="float" office:value="14336" calcext:value-type="float">
            <text:p>14336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office:string-value="Choice" calcext:value-type="string">
            <text:p>Choice</text:p>
          </table:table-cell>
          <table:table-cell table:formula="of:=SUMIF([.K:.K]; [.T3]; [.J:.J])" office:value-type="float" office:value="187236" calcext:value-type="float">
            <text:p>187236</text:p>
          </table:table-cell>
          <table:table-cell/>
          <table:table-cell office:value-type="string" office:string-value="4lb" calcext:value-type="string">
            <text:p>4lb</text:p>
          </table:table-cell>
          <table:table-cell table:formula="of:=SUMIF([.H:.H]; [.W3]; [.M:.M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ENM001</text:p>
          </table:table-cell>
          <table:table-cell office:value-type="string" calcext:value-type="string">
            <text:p>General Meats</text:p>
          </table:table-cell>
          <table:table-cell office:value-type="float" office:value="8" calcext:value-type="float">
            <text:p>8</text:p>
          </table:table-cell>
          <table:table-cell office:value-type="float" office:value="46045" calcext:value-type="float">
            <text:p>46045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lb</text:p>
          </table:table-cell>
          <table:table-cell table:formula="of:=VALUE(LEFT([.H4]; FIND(&quot;lb&quot;; [.H4]) - 1))" office:value-type="float" office:value="2" calcext:value-type="float">
            <text:p>2</text:p>
          </table:table-cell>
          <table:table-cell table:formula="of:=([.C4]*COM.MICROSOFT.IFS([.I4]=1; 1 * 1536; [.I4]=2; 2 * 1024; [.I4]= 4; 4 * 448; [.I4]=7; 7 * 260; [.I4]=9; 9 * 220; [.I4]=11; 11 * 200; [.I4]=25; 25 * 96; 1; 0))" office:value-type="float" office:value="16384" calcext:value-type="float">
            <text:p>16384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office:string-value="Fancy" calcext:value-type="string">
            <text:p>Fancy</text:p>
          </table:table-cell>
          <table:table-cell table:formula="of:=SUMIF([.K:.K]; [.T4]; [.J:.J])" office:value-type="float" office:value="990336" calcext:value-type="float">
            <text:p>990336</text:p>
          </table:table-cell>
          <table:table-cell/>
          <table:table-cell office:value-type="string" office:string-value="2lb" calcext:value-type="string">
            <text:p>2lb</text:p>
          </table:table-cell>
          <table:table-cell table:formula="of:=SUMIF([.H:.H]; [.W4]; [.M:.M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GENM001</text:p>
          </table:table-cell>
          <table:table-cell office:value-type="string" calcext:value-type="string">
            <text:p>General Meats</text:p>
          </table:table-cell>
          <table:table-cell office:value-type="float" office:value="8" calcext:value-type="float">
            <text:p>8</text:p>
          </table:table-cell>
          <table:table-cell office:value-type="float" office:value="46045" calcext:value-type="float">
            <text:p>46045</text:p>
          </table:table-cell>
          <table:table-cell office:value-type="float" office:value="46038" calcext:value-type="float">
            <text:p>46038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9lb</text:p>
          </table:table-cell>
          <table:table-cell table:formula="of:=VALUE(LEFT([.H5]; FIND(&quot;lb&quot;; [.H5]) - 1))" office:value-type="float" office:value="9" calcext:value-type="float">
            <text:p>9</text:p>
          </table:table-cell>
          <table:table-cell table:formula="of:=([.C5]*COM.MICROSOFT.IFS([.I5]=1; 1 * 1536; [.I5]=2; 2 * 1024; [.I5]= 4; 4 * 448; [.I5]=7; 7 * 260; [.I5]=9; 9 * 220; [.I5]=11; 11 * 200; [.I5]=25; 25 * 96; 1; 0))" office:value-type="float" office:value="15840" calcext:value-type="float">
            <text:p>15840</text:p>
          </table:table-cell>
          <table:table-cell office:value-type="string" calcext:value-type="string">
            <text:p>Larg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ditional - pack if availabl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table:number-columns-repeated="4"/>
          <table:table-cell office:value-type="string" office:string-value="9lb" calcext:value-type="string">
            <text:p>9lb</text:p>
          </table:table-cell>
          <table:table-cell table:formula="of:=SUMIF([.H:.H]; [.W5]; [.M:.M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YAFA001</text:p>
          </table:table-cell>
          <table:table-cell office:value-type="string" calcext:value-type="string">
            <text:p>YAF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038" calcext:value-type="float">
            <text:p>46038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4lb</text:p>
          </table:table-cell>
          <table:table-cell table:formula="of:=VALUE(LEFT([.H6]; FIND(&quot;lb&quot;; [.H6]) - 1))" office:value-type="float" office:value="4" calcext:value-type="float">
            <text:p>4</text:p>
          </table:table-cell>
          <table:table-cell table:formula="of:=([.C6]*COM.MICROSOFT.IFS([.I6]=1; 1 * 1536; [.I6]=2; 2 * 1024; [.I6]= 4; 4 * 448; [.I6]=7; 7 * 260; [.I6]=9; 9 * 220; [.I6]=11; 11 * 200; [.I6]=25; 25 * 96; 1; 0))" office:value-type="float" office:value="8960" calcext:value-type="float">
            <text:p>896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afa Top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0" calcext:value-type="float">
            <text:p>220</text:p>
          </table:table-cell>
          <table:table-cell table:number-columns-repeated="4"/>
          <table:table-cell office:value-type="string" office:string-value="7lb" calcext:value-type="string">
            <text:p>7lb</text:p>
          </table:table-cell>
          <table:table-cell table:formula="of:=SUMIF([.H:.H]; [.W6]; [.M:.M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YAFA001</text:p>
          </table:table-cell>
          <table:table-cell office:value-type="string" calcext:value-type="string">
            <text:p>YAF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038" calcext:value-type="float">
            <text:p>46038</text:p>
          </table:table-cell>
          <table:table-cell office:value-type="string" calcext:value-type="string">
            <text:p>ES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2lb</text:p>
          </table:table-cell>
          <table:table-cell table:formula="of:=VALUE(LEFT([.H7]; FIND(&quot;lb&quot;; [.H7]) - 1))" office:value-type="float" office:value="2" calcext:value-type="float">
            <text:p>2</text:p>
          </table:table-cell>
          <table:table-cell table:formula="of:=([.C7]*COM.MICROSOFT.IFS([.I7]=1; 1 * 1536; [.I7]=2; 2 * 1024; [.I7]= 4; 4 * 448; [.I7]=7; 7 * 260; [.I7]=9; 9 * 220; [.I7]=11; 11 * 200; [.I7]=25; 25 * 96; 1; 0))" office:value-type="float" office:value="10240" calcext:value-type="float">
            <text:p>1024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afa Top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02 master carton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/>
          <table:table-cell table:number-matrix-columns-spanned="1" table:number-matrix-rows-spanned="13" table:formula="of:=COM.MICROSOFT.UNIQUE([.B:.B])" office:value-type="string" office:string-value="customer_name" calcext:value-type="string">
            <text:p>customer_name</text:p>
          </table:table-cell>
          <table:table-cell office:value-type="string" calcext:value-type="string">
            <text:p>pallet</text:p>
          </table:table-cell>
          <table:table-cell/>
          <table:table-cell office:value-type="string" office:string-value="25lb" calcext:value-type="string">
            <text:p>25lb</text:p>
          </table:table-cell>
          <table:table-cell table:formula="of:=SUMIF([.H:.H]; [.W7]; [.M:.M])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string" calcext:value-type="string">
            <text:p>INTM001</text:p>
          </table:table-cell>
          <table:table-cell office:value-type="string" calcext:value-type="string">
            <text:p>International Market (SHAY)</text:p>
          </table:table-cell>
          <table:table-cell office:value-type="float" office:value="5" calcext:value-type="float">
            <text:p>5</text:p>
          </table:table-cell>
          <table:table-cell office:value-type="float" office:value="46042" calcext:value-type="float">
            <text:p>46042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table:formula="of:=VALUE(LEFT([.H8]; FIND(&quot;lb&quot;; [.H8]) - 1))" office:value-type="float" office:value="11" calcext:value-type="float">
            <text:p>11</text:p>
          </table:table-cell>
          <table:table-cell table:formula="of:=([.C8]*COM.MICROSOFT.IFS([.I8]=1; 1 * 1536; [.I8]=2; 2 * 1024; [.I8]= 4; 4 * 448; [.I8]=7; 7 * 260; [.I8]=9; 9 * 220; [.I8]=11; 11 * 200; [.I8]=25; 25 * 96; 1; 0))" office:value-type="float" office:value="11000" calcext:value-type="float">
            <text:p>11000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Red Orchid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hould be shipped third week of Jan</text:p>
          </table:table-cell>
          <table:table-cell table:number-columns-repeated="4"/>
          <table:table-cell office:value-type="string" office:string-value="General Meats" calcext:value-type="string">
            <text:p>General Meats</text:p>
          </table:table-cell>
          <table:table-cell table:formula="of:=SUMIF([.B:.B]; [.T8]; [.M:.M])" office:value-type="float" office:value="8" calcext:value-type="float">
            <text:p>8</text:p>
          </table:table-cell>
          <table:table-cell/>
          <table:table-cell office:value-type="string" office:string-value="1lb" calcext:value-type="string">
            <text:p>1lb</text:p>
          </table:table-cell>
          <table:table-cell table:formula="of:=SUMIF([.H:.H]; [.W8]; [.M:.M])"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INTM001</text:p>
          </table:table-cell>
          <table:table-cell office:value-type="string" calcext:value-type="string">
            <text:p>International Market (SHAY)</text:p>
          </table:table-cell>
          <table:table-cell office:value-type="float" office:value="5" calcext:value-type="float">
            <text:p>5</text:p>
          </table:table-cell>
          <table:table-cell office:value-type="float" office:value="46042" calcext:value-type="float">
            <text:p>46042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table:formula="of:=VALUE(LEFT([.H9]; FIND(&quot;lb&quot;; [.H9]) - 1))" office:value-type="float" office:value="4" calcext:value-type="float">
            <text:p>4</text:p>
          </table:table-cell>
          <table:table-cell table:formula="of:=([.C9]*COM.MICROSOFT.IFS([.I9]=1; 1 * 1536; [.I9]=2; 2 * 1024; [.I9]= 4; 4 * 448; [.I9]=7; 7 * 260; [.I9]=9; 9 * 220; [.I9]=11; 11 * 200; [.I9]=25; 25 * 96; 1; 0))" office:value-type="float" office:value="8960" calcext:value-type="float">
            <text:p>8960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Red Orch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ould be shipped third week of Jan</text:p>
          </table:table-cell>
          <table:table-cell table:number-columns-repeated="4"/>
          <table:table-cell office:value-type="string" office:string-value="YAFA" calcext:value-type="string">
            <text:p>YAFA</text:p>
          </table:table-cell>
          <table:table-cell table:formula="of:=SUMIF([.B:.B]; [.T9]; [.M:.M]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/>
          </table:table-cell>
          <table:table-cell/>
        </table:table-row>
        <table:table-row table:style-name="ro1" table:visibility="filter">
          <table:table-cell office:value-type="string" calcext:value-type="string">
            <text:p>LIPA001</text:p>
          </table:table-cell>
          <table:table-cell office:value-type="string" calcext:value-type="string">
            <text:p>Lipari Food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critical</text:p>
          </table:table-cell>
          <table:table-cell office:value-type="string" calcext:value-type="string">
            <text:p>11lb</text:p>
          </table:table-cell>
          <table:table-cell table:formula="of:=VALUE(LEFT([.H10]; FIND(&quot;lb&quot;; [.H10]) - 1))" office:value-type="float" office:value="11" calcext:value-type="float">
            <text:p>11</text:p>
          </table:table-cell>
          <table:table-cell table:formula="of:=([.C10]*COM.MICROSOFT.IFS([.I10]=1; 1 * 1536; [.I10]=2; 2 * 1024; [.I10]= 4; 4 * 448; [.I10]=7; 7 * 260; [.I10]=9; 9 * 220; [.I10]=11; 11 * 200; [.I10]=25; 25 * 96; 1; 0))" office:value-type="float" office:value="191400" calcext:value-type="float">
            <text:p>19140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Alshark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string" office:string-value="International Market (SHAY)" calcext:value-type="string">
            <text:p>International Market (SHAY)</text:p>
          </table:table-cell>
          <table:table-cell table:formula="of:=SUMIF([.B:.B]; [.T10]; [.M:.M])"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PA001</text:p>
          </table:table-cell>
          <table:table-cell office:value-type="string" calcext:value-type="string">
            <text:p>Lipari Food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critical</text:p>
          </table:table-cell>
          <table:table-cell office:value-type="string" calcext:value-type="string">
            <text:p>7lb</text:p>
          </table:table-cell>
          <table:table-cell table:formula="of:=VALUE(LEFT([.H11]; FIND(&quot;lb&quot;; [.H11]) - 1))" office:value-type="float" office:value="7" calcext:value-type="float">
            <text:p>7</text:p>
          </table:table-cell>
          <table:table-cell table:formula="of:=([.C11]*COM.MICROSOFT.IFS([.I11]=1; 1 * 1536; [.I11]=2; 2 * 1024; [.I11]= 4; 4 * 448; [.I11]=7; 7 * 260; [.I11]=9; 9 * 220; [.I11]=11; 11 * 200; [.I11]=25; 25 * 96; 1; 0))" office:value-type="float" office:value="158340" calcext:value-type="float">
            <text:p>15834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Orchid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string" office:string-value="Lipari Foods" calcext:value-type="string">
            <text:p>Lipari Foods</text:p>
          </table:table-cell>
          <table:table-cell table:formula="of:=SUMIF([.B:.B]; [.T11]; [.M:.M])" office:value-type="float" office:value="87" calcext:value-type="float">
            <text:p>8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PA001</text:p>
          </table:table-cell>
          <table:table-cell office:value-type="string" calcext:value-type="string">
            <text:p>Lipari Foods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string" calcext:value-type="string">
            <text:p>critical</text:p>
          </table:table-cell>
          <table:table-cell office:value-type="string" calcext:value-type="string">
            <text:p>4lb</text:p>
          </table:table-cell>
          <table:table-cell table:formula="of:=VALUE(LEFT([.H12]; FIND(&quot;lb&quot;; [.H12]) - 1))" office:value-type="float" office:value="4" calcext:value-type="float">
            <text:p>4</text:p>
          </table:table-cell>
          <table:table-cell table:formula="of:=([.C12]*COM.MICROSOFT.IFS([.I12]=1; 1 * 1536; [.I12]=2; 2 * 1024; [.I12]= 4; 4 * 448; [.I12]=7; 7 * 260; [.I12]=9; 9 * 220; [.I12]=11; 11 * 200; [.I12]=25; 25 * 96; 1; 0))" office:value-type="float" office:value="155904" calcext:value-type="float">
            <text:p>15590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Alshark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8 pallets + 125 extra cases</text:p>
          </table:table-cell>
          <table:table-cell table:number-columns-repeated="4"/>
          <table:table-cell office:value-type="string" office:string-value="HolyLand" calcext:value-type="string">
            <text:p>HolyLand</text:p>
          </table:table-cell>
          <table:table-cell table:formula="of:=SUMIF([.B:.B]; [.T12]; [.M:.M])" office:value-type="float" office:value="19" calcext:value-type="float">
            <text:p>1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table:formula="of:=VALUE(LEFT([.H13]; FIND(&quot;lb&quot;; [.H13]) - 1))" office:value-type="float" office:value="2" calcext:value-type="float">
            <text:p>2</text:p>
          </table:table-cell>
          <table:table-cell table:formula="of:=([.C13]*COM.MICROSOFT.IFS([.I13]=1; 1 * 1536; [.I13]=2; 2 * 1024; [.I13]= 4; 4 * 448; [.I13]=7; 7 * 260; [.I13]=9; 9 * 220; [.I13]=11; 11 * 200; [.I13]=25; 25 * 96; 1; 0))" office:value-type="float" office:value="43008" calcext:value-type="float">
            <text:p>43008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table:number-columns-repeated="5"/>
          <table:table-cell office:value-type="string" office:string-value="Green Vine Market" calcext:value-type="string">
            <text:p>Green Vine Market</text:p>
          </table:table-cell>
          <table:table-cell table:formula="of:=SUMIF([.B:.B]; [.T13]; [.M:.M])"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table:formula="of:=VALUE(LEFT([.H14]; FIND(&quot;lb&quot;; [.H14]) - 1))" office:value-type="float" office:value="2" calcext:value-type="float">
            <text:p>2</text:p>
          </table:table-cell>
          <table:table-cell table:formula="of:=([.C14]*COM.MICROSOFT.IFS([.I14]=1; 1 * 1536; [.I14]=2; 2 * 1024; [.I14]= 4; 4 * 448; [.I14]=7; 7 * 260; [.I14]=9; 9 * 220; [.I14]=11; 11 * 200; [.I14]=25; 25 * 96; 1; 0))" office:value-type="float" office:value="43008" calcext:value-type="float">
            <text:p>43008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White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number-columns-repeated="5"/>
          <table:table-cell office:value-type="string" office:string-value="India Farmers" calcext:value-type="string">
            <text:p>India Farmers</text:p>
          </table:table-cell>
          <table:table-cell table:formula="of:=SUMIF([.B:.B]; [.T14]; [.M:.M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table:formula="of:=VALUE(LEFT([.H15]; FIND(&quot;lb&quot;; [.H15]) - 1))" office:value-type="float" office:value="2" calcext:value-type="float">
            <text:p>2</text:p>
          </table:table-cell>
          <table:table-cell table:formula="of:=([.C15]*COM.MICROSOFT.IFS([.I15]=1; 1 * 1536; [.I15]=2; 2 * 1024; [.I15]= 4; 4 * 448; [.I15]=7; 7 * 260; [.I15]=9; 9 * 220; [.I15]=11; 11 * 200; [.I15]=25; 25 * 96; 1; 0))" office:value-type="float" office:value="43008" calcext:value-type="float">
            <text:p>43008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Organic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office:string-value="OM Produce" calcext:value-type="string">
            <text:p>OM Produce</text:p>
          </table:table-cell>
          <table:table-cell table:formula="of:=SUMIF([.B:.B]; [.T15]; [.M:.M])"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table:formula="of:=VALUE(LEFT([.H16]; FIND(&quot;lb&quot;; [.H16]) - 1))" office:value-type="float" office:value="4" calcext:value-type="float">
            <text:p>4</text:p>
          </table:table-cell>
          <table:table-cell table:formula="of:=([.C16]*COM.MICROSOFT.IFS([.I16]=1; 1 * 1536; [.I16]=2; 2 * 1024; [.I16]= 4; 4 * 448; [.I16]=7; 7 * 260; [.I16]=9; 9 * 220; [.I16]=11; 11 * 200; [.I16]=25; 25 * 96; 1; 0))" office:value-type="float" office:value="37632" calcext:value-type="float">
            <text:p>37632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Gra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office:string-value="Deshi" calcext:value-type="string">
            <text:p>Deshi</text:p>
          </table:table-cell>
          <table:table-cell table:formula="of:=SUMIF([.B:.B]; [.T16]; [.M:.M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table:formula="of:=VALUE(LEFT([.H17]; FIND(&quot;lb&quot;; [.H17]) - 1))" office:value-type="float" office:value="4" calcext:value-type="float">
            <text:p>4</text:p>
          </table:table-cell>
          <table:table-cell table:formula="of:=([.C17]*COM.MICROSOFT.IFS([.I17]=1; 1 * 1536; [.I17]=2; 2 * 1024; [.I17]= 4; 4 * 448; [.I17]=7; 7 * 260; [.I17]=9; 9 * 220; [.I17]=11; 11 * 200; [.I17]=25; 25 * 96; 1; 0))" office:value-type="float" office:value="37632" calcext:value-type="float">
            <text:p>37632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</text:p>
          </table:table-cell>
          <table:table-cell table:number-columns-repeated="4"/>
          <table:table-cell office:value-type="string" office:string-value="New Royal" calcext:value-type="string">
            <text:p>New Royal</text:p>
          </table:table-cell>
          <table:table-cell table:formula="of:=SUMIF([.B:.B]; [.T17]; [.M:.M]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table:formula="of:=VALUE(LEFT([.H18]; FIND(&quot;lb&quot;; [.H18]) - 1))" office:value-type="float" office:value="4" calcext:value-type="float">
            <text:p>4</text:p>
          </table:table-cell>
          <table:table-cell table:formula="of:=([.C18]*COM.MICROSOFT.IFS([.I18]=1; 1 * 1536; [.I18]=2; 2 * 1024; [.I18]= 4; 4 * 448; [.I18]=7; 7 * 260; [.I18]=9; 9 * 220; [.I18]=11; 11 * 200; [.I18]=25; 25 * 96; 1; 0))" office:value-type="float" office:value="37632" calcext:value-type="float">
            <text:p>37632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ft</text:p>
          </table:table-cell>
          <table:table-cell table:number-columns-repeated="4"/>
          <table:table-cell office:value-type="string" office:string-value="Famous Foods" calcext:value-type="string">
            <text:p>Famous Foods</text:p>
          </table:table-cell>
          <table:table-cell table:formula="of:=SUMIF([.B:.B]; [.T18]; [.M:.M]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9lb</text:p>
          </table:table-cell>
          <table:table-cell table:formula="of:=VALUE(LEFT([.H19]; FIND(&quot;lb&quot;; [.H19]) - 1))" office:value-type="float" office:value="9" calcext:value-type="float">
            <text:p>9</text:p>
          </table:table-cell>
          <table:table-cell table:formula="of:=([.C19]*COM.MICROSOFT.IFS([.I19]=1; 1 * 1536; [.I19]=2; 2 * 1024; [.I19]= 4; 4 * 448; [.I19]=7; 7 * 260; [.I19]=9; 9 * 220; [.I19]=11; 11 * 200; [.I19]=25; 25 * 96; 1; 0))" office:value-type="float" office:value="41580" calcext:value-type="float">
            <text:p>41580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Gray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table:number-columns-repeated="5"/>
          <table:table-cell office:value-type="float" office:value="0" calcext:value-type="float">
            <text:p/>
          </table:table-cell>
          <table:table-cell table:formula="of:=SUMIF([.B:.B]; [.T19]; [.M:.M]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9lb</text:p>
          </table:table-cell>
          <table:table-cell table:formula="of:=VALUE(LEFT([.H20]; FIND(&quot;lb&quot;; [.H20]) - 1))" office:value-type="float" office:value="9" calcext:value-type="float">
            <text:p>9</text:p>
          </table:table-cell>
          <table:table-cell table:formula="of:=([.C20]*COM.MICROSOFT.IFS([.I20]=1; 1 * 1536; [.I20]=2; 2 * 1024; [.I20]= 4; 4 * 448; [.I20]=7; 7 * 260; [.I20]=9; 9 * 220; [.I20]=11; 11 * 200; [.I20]=25; 25 * 96; 1; 0))" office:value-type="float" office:value="41580" calcext:value-type="float">
            <text:p>4158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5lb</text:p>
          </table:table-cell>
          <table:table-cell table:formula="of:=VALUE(LEFT([.H21]; FIND(&quot;lb&quot;; [.H21]) - 1))" office:value-type="float" office:value="25" calcext:value-type="float">
            <text:p>25</text:p>
          </table:table-cell>
          <table:table-cell table:formula="of:=([.C21]*COM.MICROSOFT.IFS([.I21]=1; 1 * 1536; [.I21]=2; 2 * 1024; [.I21]= 4; 4 * 448; [.I21]=7; 7 * 260; [.I21]=9; 9 * 220; [.I21]=11; 11 * 200; [.I21]=25; 25 * 96; 1; 0))" office:value-type="float" office:value="50400" calcext:value-type="float">
            <text:p>5040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LY001</text:p>
          </table:table-cell>
          <table:table-cell office:value-type="string" calcext:value-type="string">
            <text:p>HolyLand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5lb</text:p>
          </table:table-cell>
          <table:table-cell table:formula="of:=VALUE(LEFT([.H22]; FIND(&quot;lb&quot;; [.H22]) - 1))" office:value-type="float" office:value="25" calcext:value-type="float">
            <text:p>25</text:p>
          </table:table-cell>
          <table:table-cell table:formula="of:=([.C22]*COM.MICROSOFT.IFS([.I22]=1; 1 * 1536; [.I22]=2; 2 * 1024; [.I22]= 4; 4 * 448; [.I22]=7; 7 * 260; [.I22]=9; 9 * 220; [.I22]=11; 11 * 200; [.I22]=25; 25 * 96; 1; 0))" office:value-type="float" office:value="50400" calcext:value-type="float">
            <text:p>5040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row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E001</text:p>
          </table:table-cell>
          <table:table-cell office:value-type="string" calcext:value-type="string">
            <text:p>Green Vine Mark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4lb</text:p>
          </table:table-cell>
          <table:table-cell table:formula="of:=VALUE(LEFT([.H23]; FIND(&quot;lb&quot;; [.H23]) - 1))" office:value-type="float" office:value="4" calcext:value-type="float">
            <text:p>4</text:p>
          </table:table-cell>
          <table:table-cell table:formula="of:=([.C23]*COM.MICROSOFT.IFS([.I23]=1; 1 * 1536; [.I23]=2; 2 * 1024; [.I23]= 4; 4 * 448; [.I23]=7; 7 * 260; [.I23]=9; 9 * 220; [.I23]=11; 11 * 200; [.I23]=25; 25 * 96; 1; 0))" office:value-type="float" office:value="3584" calcext:value-type="float">
            <text:p>3584</text:p>
          </table:table-cell>
          <table:table-cell office:value-type="string" calcext:value-type="string">
            <text:p>Larg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DI001</text:p>
          </table:table-cell>
          <table:table-cell office:value-type="string" calcext:value-type="string">
            <text:p>India Farmer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lb</text:p>
          </table:table-cell>
          <table:table-cell table:formula="of:=VALUE(LEFT([.H24]; FIND(&quot;lb&quot;; [.H24]) - 1))" office:value-type="float" office:value="1" calcext:value-type="float">
            <text:p>1</text:p>
          </table:table-cell>
          <table:table-cell table:formula="of:=([.C24]*COM.MICROSOFT.IFS([.I24]=1; 1 * 1536; [.I24]=2; 2 * 1024; [.I24]= 4; 4 * 448; [.I24]=7; 7 * 260; [.I24]=9; 9 * 220; [.I24]=11; 11 * 200; [.I24]=25; 25 * 96; 1; 0))" office:value-type="float" office:value="12288" calcext:value-type="float">
            <text:p>12288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IRDOU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IRDOUS Medjool fancy brand - 70mc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DI001</text:p>
          </table:table-cell>
          <table:table-cell office:value-type="string" calcext:value-type="string">
            <text:p>India Farmer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table:formula="of:=VALUE(LEFT([.H25]; FIND(&quot;lb&quot;; [.H25]) - 1))" office:value-type="float" office:value="2" calcext:value-type="float">
            <text:p>2</text:p>
          </table:table-cell>
          <table:table-cell table:formula="of:=([.C25]*COM.MICROSOFT.IFS([.I25]=1; 1 * 1536; [.I25]=2; 2 * 1024; [.I25]= 4; 4 * 448; [.I25]=7; 7 * 260; [.I25]=9; 9 * 220; [.I25]=11; 11 * 200; [.I25]=25; 25 * 96; 1; 0))" office:value-type="float" office:value="16384" calcext:value-type="float">
            <text:p>1638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IRDOUS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IRDOUS Medjool fancy brand - 130mc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INDI001</text:p>
          </table:table-cell>
          <table:table-cell office:value-type="string" calcext:value-type="string">
            <text:p>India Farmer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table:formula="of:=VALUE(LEFT([.H26]; FIND(&quot;lb&quot;; [.H26]) - 1))" office:value-type="float" office:value="11" calcext:value-type="float">
            <text:p>11</text:p>
          </table:table-cell>
          <table:table-cell table:formula="of:=([.C26]*COM.MICROSOFT.IFS([.I26]=1; 1 * 1536; [.I26]=2; 2 * 1024; [.I26]= 4; 4 * 448; [.I26]=7; 7 * 260; [.I26]=9; 9 * 220; [.I26]=11; 11 * 200; [.I26]=25; 25 * 96; 1; 0))" office:value-type="float" office:value="17600" calcext:value-type="float">
            <text:p>1760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IRDOUS</text:p>
          </table:table-cell>
          <table:table-cell office:value-type="float" office:value="5" calcext:value-type="float">
            <text:p>5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FIRDOUS Medjool fancy brand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OMPR001</text:p>
          </table:table-cell>
          <table:table-cell office:value-type="string" calcext:value-type="string">
            <text:p>OM Produc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2lb</text:p>
          </table:table-cell>
          <table:table-cell table:formula="of:=VALUE(LEFT([.H27]; FIND(&quot;lb&quot;; [.H27]) - 1))" office:value-type="float" office:value="2" calcext:value-type="float">
            <text:p>2</text:p>
          </table:table-cell>
          <table:table-cell table:formula="of:=([.C27]*COM.MICROSOFT.IFS([.I27]=1; 1 * 1536; [.I27]=2; 2 * 1024; [.I27]= 4; 4 * 448; [.I27]=7; 7 * 260; [.I27]=9; 9 * 220; [.I27]=11; 11 * 200; [.I27]=25; 25 * 96; 1; 0))" office:value-type="float" office:value="8192" calcext:value-type="float">
            <text:p>8192</text:p>
          </table:table-cell>
          <table:table-cell office:value-type="string" calcext:value-type="string">
            <text:p>Cho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OMPR001</text:p>
          </table:table-cell>
          <table:table-cell office:value-type="string" calcext:value-type="string">
            <text:p>OM Produc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ow</text:p>
          </table:table-cell>
          <table:table-cell office:value-type="string" calcext:value-type="string">
            <text:p>1lb</text:p>
          </table:table-cell>
          <table:table-cell table:formula="of:=VALUE(LEFT([.H28]; FIND(&quot;lb&quot;; [.H28]) - 1))" office:value-type="float" office:value="1" calcext:value-type="float">
            <text:p>1</text:p>
          </table:table-cell>
          <table:table-cell table:formula="of:=([.C28]*COM.MICROSOFT.IFS([.I28]=1; 1 * 1536; [.I28]=2; 2 * 1024; [.I28]= 4; 4 * 448; [.I28]=7; 7 * 260; [.I28]=9; 9 * 220; [.I28]=11; 11 * 200; [.I28]=25; 25 * 96; 1; 0))" office:value-type="float" office:value="6144" calcext:value-type="float">
            <text:p>6144</text:p>
          </table:table-cell>
          <table:table-cell office:value-type="string" calcext:value-type="string">
            <text:p>Choic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DESH001</text:p>
          </table:table-cell>
          <table:table-cell office:value-type="string" calcext:value-type="string">
            <text:p>Deshi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2lb</text:p>
          </table:table-cell>
          <table:table-cell table:formula="of:=VALUE(LEFT([.H29]; FIND(&quot;lb&quot;; [.H29]) - 1))" office:value-type="float" office:value="2" calcext:value-type="float">
            <text:p>2</text:p>
          </table:table-cell>
          <table:table-cell table:formula="of:=([.C29]*COM.MICROSOFT.IFS([.I29]=1; 1 * 1536; [.I29]=2; 2 * 1024; [.I29]= 4; 4 * 448; [.I29]=7; 7 * 260; [.I29]=9; 9 * 220; [.I29]=11; 11 * 200; [.I29]=25; 25 * 96; 1; 0))" office:value-type="float" office:value="40960" calcext:value-type="float">
            <text:p>4096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Shahi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DESH001</text:p>
          </table:table-cell>
          <table:table-cell office:value-type="string" calcext:value-type="string">
            <text:p>Deshi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4lb</text:p>
          </table:table-cell>
          <table:table-cell table:formula="of:=VALUE(LEFT([.H30]; FIND(&quot;lb&quot;; [.H30]) - 1))" office:value-type="float" office:value="4" calcext:value-type="float">
            <text:p>4</text:p>
          </table:table-cell>
          <table:table-cell table:formula="of:=([.C30]*COM.MICROSOFT.IFS([.I30]=1; 1 * 1536; [.I30]=2; 2 * 1024; [.I30]= 4; 4 * 448; [.I30]=7; 7 * 260; [.I30]=9; 9 * 220; [.I30]=11; 11 * 200; [.I30]=25; 25 * 96; 1; 0))" office:value-type="float" office:value="35840" calcext:value-type="float">
            <text:p>3584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Shahi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DESH001</text:p>
          </table:table-cell>
          <table:table-cell office:value-type="string" calcext:value-type="string">
            <text:p>Deshi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string" calcext:value-type="string">
            <text:p>11lb</text:p>
          </table:table-cell>
          <table:table-cell table:formula="of:=VALUE(LEFT([.H31]; FIND(&quot;lb&quot;; [.H31]) - 1))" office:value-type="float" office:value="11" calcext:value-type="float">
            <text:p>11</text:p>
          </table:table-cell>
          <table:table-cell table:formula="of:=([.C31]*COM.MICROSOFT.IFS([.I31]=1; 1 * 1536; [.I31]=2; 2 * 1024; [.I31]= 4; 4 * 448; [.I31]=7; 7 * 260; [.I31]=9; 9 * 220; [.I31]=11; 11 * 200; [.I31]=25; 25 * 96; 1; 0))" office:value-type="float" office:value="44000" calcext:value-type="float">
            <text:p>4400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Orchid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R001</text:p>
          </table:table-cell>
          <table:table-cell office:value-type="string" calcext:value-type="string">
            <text:p>New Roy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table:formula="of:=VALUE(LEFT([.H32]; FIND(&quot;lb&quot;; [.H32]) - 1))" office:value-type="float" office:value="11" calcext:value-type="float">
            <text:p>11</text:p>
          </table:table-cell>
          <table:table-cell table:formula="of:=([.C32]*COM.MICROSOFT.IFS([.I32]=1; 1 * 1536; [.I32]=2; 2 * 1024; [.I32]= 4; 4 * 448; [.I32]=7; 7 * 260; [.I32]=9; 9 * 220; [.I32]=11; 11 * 200; [.I32]=25; 25 * 96; 1; 0))" office:value-type="float" office:value="24200" calcext:value-type="float">
            <text:p>24200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urple Box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NEWR001</text:p>
          </table:table-cell>
          <table:table-cell office:value-type="string" calcext:value-type="string">
            <text:p>New Roy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table:formula="of:=VALUE(LEFT([.H33]; FIND(&quot;lb&quot;; [.H33]) - 1))" office:value-type="float" office:value="11" calcext:value-type="float">
            <text:p>11</text:p>
          </table:table-cell>
          <table:table-cell table:formula="of:=([.C33]*COM.MICROSOFT.IFS([.I33]=1; 1 * 1536; [.I33]=2; 2 * 1024; [.I33]= 4; 4 * 448; [.I33]=7; 7 * 260; [.I33]=9; 9 * 220; [.I33]=11; 11 * 200; [.I33]=25; 25 * 96; 1; 0))" office:value-type="float" office:value="24200" calcext:value-type="float">
            <text:p>24200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Red Box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R001</text:p>
          </table:table-cell>
          <table:table-cell office:value-type="string" calcext:value-type="string">
            <text:p>New Roy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table:formula="of:=VALUE(LEFT([.H34]; FIND(&quot;lb&quot;; [.H34]) - 1))" office:value-type="float" office:value="4" calcext:value-type="float">
            <text:p>4</text:p>
          </table:table-cell>
          <table:table-cell table:formula="of:=([.C34]*COM.MICROSOFT.IFS([.I34]=1; 1 * 1536; [.I34]=2; 2 * 1024; [.I34]= 4; 4 * 448; [.I34]=7; 7 * 260; [.I34]=9; 9 * 220; [.I34]=11; 11 * 200; [.I34]=25; 25 * 96; 1; 0))" office:value-type="float" office:value="19712" calcext:value-type="float">
            <text:p>19712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urple Box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WR001</text:p>
          </table:table-cell>
          <table:table-cell office:value-type="string" calcext:value-type="string">
            <text:p>New Roy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table:formula="of:=VALUE(LEFT([.H35]; FIND(&quot;lb&quot;; [.H35]) - 1))" office:value-type="float" office:value="2" calcext:value-type="float">
            <text:p>2</text:p>
          </table:table-cell>
          <table:table-cell table:formula="of:=([.C35]*COM.MICROSOFT.IFS([.I35]=1; 1 * 1536; [.I35]=2; 2 * 1024; [.I35]= 4; 4 * 448; [.I35]=7; 7 * 260; [.I35]=9; 9 * 220; [.I35]=11; 11 * 200; [.I35]=25; 25 * 96; 1; 0))" office:value-type="float" office:value="22528" calcext:value-type="float">
            <text:p>22528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Purple Box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 table:visibility="filter">
          <table:table-cell office:value-type="string" calcext:value-type="string">
            <text:p>FAMO001</text:p>
          </table:table-cell>
          <table:table-cell office:value-type="string" calcext:value-type="string">
            <text:p>Famous Food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11lb</text:p>
          </table:table-cell>
          <table:table-cell table:formula="of:=VALUE(LEFT([.H36]; FIND(&quot;lb&quot;; [.H36]) - 1))" office:value-type="float" office:value="11" calcext:value-type="float">
            <text:p>11</text:p>
          </table:table-cell>
          <table:table-cell table:formula="of:=([.C36]*COM.MICROSOFT.IFS([.I36]=1; 1 * 1536; [.I36]=2; 2 * 1024; [.I36]= 4; 4 * 448; [.I36]=7; 7 * 260; [.I36]=9; 9 * 220; [.I36]=11; 11 * 200; [.I36]=25; 25 * 96; 1; 0))" office:value-type="float" office:value="44000" calcext:value-type="float">
            <text:p>44000</text:p>
          </table:table-cell>
          <table:table-cell office:value-type="string" calcext:value-type="string">
            <text:p>Fancy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djool Fancy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FAMO001</text:p>
          </table:table-cell>
          <table:table-cell office:value-type="string" calcext:value-type="string">
            <text:p>Famous Food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4lb</text:p>
          </table:table-cell>
          <table:table-cell table:formula="of:=VALUE(LEFT([.H37]; FIND(&quot;lb&quot;; [.H37]) - 1))" office:value-type="float" office:value="4" calcext:value-type="float">
            <text:p>4</text:p>
          </table:table-cell>
          <table:table-cell table:formula="of:=([.C37]*COM.MICROSOFT.IFS([.I37]=1; 1 * 1536; [.I37]=2; 2 * 1024; [.I37]= 4; 4 * 448; [.I37]=7; 7 * 260; [.I37]=9; 9 * 220; [.I37]=11; 11 * 200; [.I37]=25; 25 * 96; 1; 0))" office:value-type="float" office:value="35840" calcext:value-type="float">
            <text:p>35840</text:p>
          </table:table-cell>
          <table:table-cell office:value-type="string" calcext:value-type="string">
            <text:p>Fanc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djool Fancy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FAMO001</text:p>
          </table:table-cell>
          <table:table-cell office:value-type="string" calcext:value-type="string">
            <text:p>Famous Food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2lb</text:p>
          </table:table-cell>
          <table:table-cell table:formula="of:=VALUE(LEFT([.H38]; FIND(&quot;lb&quot;; [.H38]) - 1))" office:value-type="float" office:value="2" calcext:value-type="float">
            <text:p>2</text:p>
          </table:table-cell>
          <table:table-cell table:formula="of:=([.C38]*COM.MICROSOFT.IFS([.I38]=1; 1 * 1536; [.I38]=2; 2 * 1024; [.I38]= 4; 4 * 448; [.I38]=7; 7 * 260; [.I38]=9; 9 * 220; [.I38]=11; 11 * 200; [.I38]=25; 25 * 96; 1; 0))" office:value-type="float" office:value="40960" calcext:value-type="float">
            <text:p>40960</text:p>
          </table:table-cell>
          <table:table-cell office:value-type="string" calcext:value-type="string">
            <text:p>Fanc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djool Fancy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FAMO001</text:p>
          </table:table-cell>
          <table:table-cell table:style-name="ce4" office:value-type="string" calcext:value-type="string">
            <text:p>Famous Foods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3"/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1lb</text:p>
          </table:table-cell>
          <table:table-cell table:style-name="ce4" table:formula="of:=VALUE(LEFT([.H39]; FIND(&quot;lb&quot;; [.H39]) - 1))" office:value-type="float" office:value="1" calcext:value-type="float">
            <text:p>1</text:p>
          </table:table-cell>
          <table:table-cell table:formula="of:=([.C39]*COM.MICROSOFT.IFS([.I39]=1; 1 * 1536; [.I39]=2; 2 * 1024; [.I39]= 4; 4 * 448; [.I39]=7; 7 * 260; [.I39]=9; 9 * 220; [.I39]=11; 11 * 200; [.I39]=25; 25 * 96; 1; 0))" office:value-type="float" office:value="30720" calcext:value-type="float">
            <text:p>30720</text:p>
          </table:table-cell>
          <table:table-cell table:style-name="ce4" office:value-type="string" calcext:value-type="string">
            <text:p>Choice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office:value-type="string" calcext:value-type="string">
            <text:p>Medjool Choice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orders.A1:orders.O39" table:display-filter-buttons="true">
          <table:filter>
            <table:filter-and>
              <table:filter-condition table:value="Large" table:operator="=" table:field-number="1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06:05:47.4205361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date>2026-01-16T07:36:38.330299888</dc:date>
    <meta:editing-duration>PT21M25S</meta:editing-duration>
    <meta:editing-cycles>2</meta:editing-cycles>
    <meta:document-statistic meta:table-count="1" meta:cell-count="498" meta:object-count="0"/>
  </office:meta>
</office:document-meta>
</file>